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c784" officeooo:paragraph-rsid="001cc784"/>
    </style:style>
    <style:style style:name="P2" style:family="paragraph" style:parent-style-name="List_20_Paragraph" style:list-style-name="L4">
      <style:text-properties officeooo:rsid="001ebcb6" officeooo:paragraph-rsid="001ebcb6"/>
    </style:style>
    <style:style style:name="P3" style:family="paragraph" style:parent-style-name="List_20_Paragraph" style:list-style-name="L5">
      <style:text-properties officeooo:rsid="001ebcb6" officeooo:paragraph-rsid="0020b883"/>
    </style:style>
    <style:style style:name="P4" style:family="paragraph" style:parent-style-name="List_20_Paragraph" style:list-style-name="WWNum2">
      <style:text-properties officeooo:paragraph-rsid="001e890f" fo:background-color="#ffff00"/>
    </style:style>
    <style:style style:name="P5" style:family="paragraph" style:parent-style-name="List_20_Paragraph" style:list-style-name="L3">
      <style:text-properties officeooo:paragraph-rsid="001e890f"/>
    </style:style>
    <style:style style:name="P6" style:family="paragraph" style:parent-style-name="List_20_Paragraph" style:list-style-name="L6">
      <style:text-properties officeooo:paragraph-rsid="001e890f"/>
    </style:style>
    <style:style style:name="P7" style:family="paragraph" style:parent-style-name="List_20_Paragraph" style:list-style-name="L7">
      <style:text-properties officeooo:rsid="001e890f" officeooo:paragraph-rsid="0020b883"/>
    </style:style>
    <style:style style:name="P8" style:family="paragraph" style:parent-style-name="List_20_Paragraph" style:list-style-name="L7">
      <style:text-properties officeooo:rsid="001e890f" officeooo:paragraph-rsid="001e890f"/>
    </style:style>
    <style:style style:name="P9" style:family="paragraph" style:parent-style-name="List_20_Paragraph" style:list-style-name="L4">
      <style:text-properties officeooo:rsid="0020b883" officeooo:paragraph-rsid="0020b883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officeooo:paragraph-rsid="001e890f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officeooo:rsid="001e890f" officeooo:paragraph-rsid="001e890f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officeooo:rsid="001e890f" officeooo:paragraph-rsid="001ebcb6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officeooo:rsid="001e890f" officeooo:paragraph-rsid="0020b883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officeooo:rsid="001ebcb6" officeooo:paragraph-rsid="001ebcb6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fo:font-size="14pt" officeooo:rsid="001ebcb6" officeooo:paragraph-rsid="001ebcb6" style:font-size-asian="14pt" style:font-size-complex="14pt"/>
    </style:style>
    <style:style style:name="P16" style:family="paragraph" style:parent-style-name="List_20_Paragraph">
      <style:paragraph-properties fo:margin-left="0cm" fo:margin-right="0cm" fo:text-indent="0cm" style:auto-text-indent="false" fo:break-before="page"/>
      <style:text-properties officeooo:paragraph-rsid="001e890f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officeooo:rsid="001ebcb6" officeooo:paragraph-rsid="0020b883"/>
    </style:style>
    <style:style style:name="P18" style:family="paragraph" style:parent-style-name="Heading_20_2">
      <style:text-properties style:text-underline-style="solid" style:text-underline-width="auto" style:text-underline-color="font-color" officeooo:paragraph-rsid="001e890f" fo:background-color="#ffff00"/>
    </style:style>
    <style:style style:name="P19" style:family="paragraph" style:parent-style-name="Standard">
      <style:text-properties officeooo:rsid="001cc784" officeooo:paragraph-rsid="001cc784"/>
    </style:style>
    <style:style style:name="P20" style:family="paragraph" style:parent-style-name="Standard">
      <style:text-properties officeooo:rsid="001cc784" officeooo:paragraph-rsid="001ebcb6"/>
    </style:style>
    <style:style style:name="P21" style:family="paragraph" style:parent-style-name="Standard" style:list-style-name="L1">
      <style:text-properties officeooo:rsid="001cc784" officeooo:paragraph-rsid="001ebcb6"/>
    </style:style>
    <style:style style:name="P22" style:family="paragraph" style:parent-style-name="Standard" style:list-style-name="L1">
      <style:text-properties officeooo:rsid="001cc784" officeooo:paragraph-rsid="001cc784"/>
    </style:style>
    <style:style style:name="P23" style:family="paragraph" style:parent-style-name="Standard" style:list-style-name="L2">
      <style:text-properties officeooo:rsid="001cc784" officeooo:paragraph-rsid="001ebcb6"/>
    </style:style>
    <style:style style:name="P24" style:family="paragraph" style:parent-style-name="Standard">
      <style:text-properties officeooo:paragraph-rsid="001e890f"/>
    </style:style>
    <style:style style:name="P25" style:family="paragraph" style:parent-style-name="Standard">
      <style:text-properties officeooo:paragraph-rsid="001e890f" fo:background-color="#ffff00"/>
    </style:style>
    <style:style style:name="P26" style:family="paragraph" style:parent-style-name="Standard" style:list-style-name="L1">
      <style:text-properties officeooo:rsid="001ebcb6" officeooo:paragraph-rsid="001ebcb6"/>
    </style:style>
    <style:style style:name="P27" style:family="paragraph" style:parent-style-name="Standard">
      <style:text-properties fo:font-size="16pt" officeooo:rsid="001ebcb6" officeooo:paragraph-rsid="001ebcb6" style:font-size-asian="16pt" style:font-size-complex="16pt"/>
    </style:style>
    <style:style style:name="P28" style:family="paragraph" style:parent-style-name="Standard" style:list-style-name="L3">
      <style:text-properties officeooo:paragraph-rsid="001cc784"/>
    </style:style>
    <style:style style:name="P29" style:family="paragraph" style:parent-style-name="Standard" style:list-style-name="L1">
      <style:text-properties officeooo:rsid="0020b883" officeooo:paragraph-rsid="0020b883"/>
    </style:style>
    <style:style style:name="P30" style:family="paragraph" style:parent-style-name="Standard">
      <style:paragraph-properties fo:text-align="center" style:justify-single-word="false"/>
      <style:text-properties fo:font-size="18pt" officeooo:rsid="001cc784" officeooo:paragraph-rsid="001cc784" style:font-size-asian="18pt" style:font-size-complex="18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1cc784" officeooo:paragraph-rsid="001e890f"/>
    </style:style>
    <style:style style:name="T1" style:family="text">
      <style:text-properties officeooo:rsid="001cc784"/>
    </style:style>
    <style:style style:name="T2" style:family="text">
      <style:text-properties officeooo:rsid="001e890f"/>
    </style:style>
    <style:style style:name="T3" style:family="text">
      <style:text-properties fo:font-weight="bold" officeooo:rsid="001e890f" style:font-weight-asian="bold" style:font-weight-complex="bold"/>
    </style:style>
    <style:style style:name="T4" style:family="text">
      <style:text-properties officeooo:rsid="001ebcb6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ebcb6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ebcb6" style:font-size-asian="14pt" style:font-size-complex="14pt"/>
    </style:style>
    <style:style style:name="T9" style:family="text">
      <style:text-properties officeooo:rsid="0020b8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Cahier des Charges</text:p>
      <text:p text:style-name="P1"/>
      <text:p text:style-name="P27">I Les parties</text:p>
      <text:p text:style-name="P1">Client : Entreprise <text:span text:style-name="T2">RomainRousselet</text:span> <text:span text:style-name="T2">SA</text:span></text:p>
      <text:p text:style-name="P1">Fournisseur : Nous.<text:span text:style-name="T4">Dev</text:span></text:p>
      <text:p text:style-name="P1"/>
      <text:p text:style-name="P1"><text:span text:style-name="T6">II L'</text:span><text:span text:style-name="T5">Objet : </text:span><text:line-break/><text:span text:style-name="T2">L'objet est la fourniture d'un site web, pour présenter des événements organisés avec leur Adresse. Le site doit disposer d'un </text:span>système de géolocalisation de<text:span text:style-name="T2">s</text:span> parking<text:span text:style-name="T2">s</text:span>, à proximité d'un lieu <text:span text:style-name="T2">de l'événement, sélectionné par l'invité, ainsi que du chemin le plus cours pour y accéder.</text:span></text:p>
      <text:p text:style-name="P1"/>
      <text:p text:style-name="P27">III Les Caractéristiques </text:p>
      <text:p text:style-name="P1"/>
      <text:p text:style-name="P20"><text:span text:style-name="T8">A Les </text:span><text:span text:style-name="T7">Contrainte</text:span><text:span text:style-name="T8">s</text:span><text:span text:style-name="T7"> :</text:span></text:p>
      <text:list xml:id="list6942626801950197610" text:style-name="L1">
        <text:list-item>
          <text:p text:style-name="P21"><text:span text:style-name="T4">L</text:span>'application doit se présenter sous la forme d'un site web.</text:p>
        </text:list-item>
        <text:list-item>
          <text:p text:style-name="P22"><text:span text:style-name="T4">L</text:span>a technologie doit être de l'ASP.N<text:span text:style-name="T2">ET</text:span> 4</text:p>
        </text:list-item>
        <text:list-item>
          <text:p text:style-name="P29">L'application devra être visuellement agréable et aisé d'utilisation.</text:p>
        </text:list-item>
        <text:list-item>
          <text:p text:style-name="P26">Une version de démonstration (de type Preuve du concept) devra être présenté le vendredi 23 février 2018, à 09h00.</text:p>
        </text:list-item>
        <text:list-item>
          <text:p text:style-name="P26">La version définitive devra être intégralement opérationnelle, pour présentation et recette le vendredi 02 mars 2018, à 09h00.</text:p>
        </text:list-item>
      </text:list>
      <text:p text:style-name="P1"/>
      <text:p text:style-name="P20"><text:span text:style-name="T8">B La division du projet</text:span></text:p>
      <text:p text:style-name="P20">L'application comporte 2 parties :</text:p>
      <text:list xml:id="list4615693927515604035" text:style-name="L2">
        <text:list-item>
          <text:p text:style-name="P23"><text:s/>Une partie Convive</text:p>
        </text:list-item>
        <text:list-item>
          <text:p text:style-name="P23"><text:s/>Une partie Organisateur</text:p>
        </text:list-item>
      </text:list>
      <text:p text:style-name="P1"/>
      <text:p text:style-name="P1">La partie convive doit permettre de pouvoir :</text:p>
      <text:list xml:id="list103042483931589382" text:style-name="L3">
        <text:list-item>
          <text:p text:style-name="P28">Saisi<text:span text:style-name="T1">r</text:span> de l’adresse de départ</text:p>
        </text:list-item>
        <text:list-item>
          <text:p text:style-name="P5"><text:span text:style-name="T9">A</text:span>ffiche<text:span text:style-name="T1">r</text:span> <text:span text:style-name="T2">les </text:span>trois parkings <text:span text:style-name="T2">parking répondant, au mieux aux critères de recherche (Annexe 1) et d'en afficher les données requises ( Annexes 2).</text:span></text:p>
        </text:list-item>
      </text:list>
      <text:p text:style-name="P10"/>
      <text:p text:style-name="P14">La partie organisateur <text:span text:style-name="T1">doit permettre de pouvoir :</text:span></text:p>
      <text:list xml:id="list512870427360371839" text:style-name="L4">
        <text:list-item>
          <text:p text:style-name="P2"><text:s/>gérer les événements (créer, modifier,<text:span text:style-name="T9">consulter et </text:span>supprimer un événement)</text:p>
        </text:list-item>
        <text:list-item>
          <text:p text:style-name="P2"><text:s/>lister les événements passé, en cours ou à venir</text:p>
        </text:list-item>
        <text:list-item>
          <text:p text:style-name="P9">un système d'authentification</text:p>
        </text:list-item>
      </text:list>
      <text:p text:style-name="P14"/>
      <text:p text:style-name="P15">C La Définitions des éléments</text:p>
      <text:p text:style-name="P17">Un événement se définit par les caractéristiques suivantes :</text:p>
      <text:list xml:id="list9104575752163875240" text:style-name="L5">
        <text:list-item>
          <text:p text:style-name="P3">un lieu</text:p>
        </text:list-item>
        <text:list-item>
          <text:p text:style-name="P3">une date avec heure précise</text:p>
        </text:list-item>
        <text:list-item>
          <text:p text:style-name="P3">une durée</text:p>
        </text:list-item>
        <text:list-item>
          <text:p text:style-name="P3">un thème</text:p>
        </text:list-item>
        <text:list-item>
          <text:p text:style-name="P3">un descriptif</text:p>
        </text:list-item>
        <text:list-item>
          <text:p text:style-name="P3">une ou plusieurs images.</text:p>
        </text:list-item>
      </text:list>
      <text:p text:style-name="P12"/>
      <text:p text:style-name="P16"><text:span text:style-name="T3">Annexe 1 : les critères de recherches</text:span></text:p>
      <text:p text:style-name="P10"/>
      <text:p text:style-name="P11">Les critères de recherches sont :</text:p>
      <text:list xml:id="list2105238587841654180" text:style-name="L6">
        <text:list-item>
          <text:p text:style-name="P6"><text:span text:style-name="T2">Le parking doit disposer d'</text:span>au moins 10 places libres</text:p>
        </text:list-item>
        <text:list-item>
          <text:p text:style-name="P6"><text:span text:style-name="T2">Le parking devra être à la fois, le </text:span>plus proche de <text:span text:style-name="T2">l’événement</text:span> et du point de départ.</text:p>
        </text:list-item>
      </text:list>
      <text:p text:style-name="P10"/>
      <text:p text:style-name="P10"><text:span text:style-name="T3">Annexe 2 : les données requises pour l'affichage</text:span></text:p>
      <text:p text:style-name="P10"/>
      <text:p text:style-name="P13">Les données requises pour l'affichage sont :</text:p>
      <text:list xml:id="list8562079694175691588" text:style-name="L7">
        <text:list-item>
          <text:p text:style-name="P7">le nom du parking</text:p>
        </text:list-item>
        <text:list-item>
          <text:p text:style-name="P8">l'adresse du parking</text:p>
        </text:list-item>
        <text:list-item>
          <text:p text:style-name="P8"><text:span text:style-name="T1">le nombre de place libre </text:span>pour le<text:span text:style-name="T1"> nombre de places total</text:span></text:p>
        </text:list-item>
        <text:list-item>
          <text:p text:style-name="P8"><text:span text:style-name="T1">le tarif en vigueur au moment de </text:span>l’événement, ainsi qu'une <text:span text:style-name="T1">estimation du coût en fonction de la durée de l’événement</text:span></text:p>
        </text:list-item>
      </text:list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SimSun" style:font-family-asian="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09:31:19.530000000</meta:creation-date>
    <dc:date>2018-02-19T16:41:56.819000000</dc:date>
    <meta:editing-duration>PT3H45M35S</meta:editing-duration>
    <meta:editing-cycles>2</meta:editing-cycles>
    <meta:generator>LibreOffice/5.0.3.2$Windows_x86 LibreOffice_project/e5f16313668ac592c1bfb310f4390624e3dbfb75</meta:generator>
    <meta:document-statistic meta:table-count="0" meta:image-count="0" meta:object-count="0" meta:page-count="2" meta:paragraph-count="41" meta:word-count="358" meta:character-count="2079" meta:non-whitespace-character-count="1780"/>
  </office:meta>
</office:document-meta>
</file>